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text-line-through-style="none" style:text-line-through-type="none" style:font-name="Ubuntu" fo:text-shadow="1pt 1pt" fo:font-weight="bold" style:font-weight-asian="bold" style:font-weight-complex="bold"/>
    </style:style>
    <style:style style:name="P2" style:family="paragraph">
      <style:text-properties style:text-line-through-style="none" style:text-line-through-type="none" style:font-name="Ubuntu" fo:text-shadow="1pt 1pt" fo:font-weight="normal" style:font-weight-asian="normal" style:font-weight-complex="normal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style:text-line-through-style="none" style:text-line-through-type="none" style:font-name="Abyssinica SIL" fo:language="zxx" fo:country="none" fo:text-shadow="1pt 1pt" style:language-asian="zxx" style:country-asian="none" style:language-complex="zxx" style:country-complex="none"/>
    </style:style>
    <style:style style:name="P5" style:family="paragraph">
      <style:text-properties style:font-name="Ubuntu" fo:language="zxx" fo:country="none" fo:text-shadow="1pt 1pt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T1" style:family="text">
      <style:text-properties style:text-line-through-style="none" style:text-line-through-type="none" style:font-name="Ubuntu" fo:text-shadow="1pt 1pt"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style:text-line-through-style="none" style:text-line-through-type="none" fo:text-shadow="1pt 1pt"/>
    </style:style>
    <style:style style:name="T4" style:family="text">
      <style:text-properties style:font-name="Ubuntu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lgorithme Génétique</text:span></text:p>
          </draw:text-box>
        </draw:frame>
        <draw:frame presentation:style-name="pr1" draw:text-style-name="P2" draw:layer="layout" svg:width="25.199cm" svg:height="2.629cm" svg:x="1.27cm" svg:y="3.656cm" presentation:class="title" presentation:user-transformed="true">
          <draw:text-box>
            <text:p text:style-name="P2"><text:span text:style-name="T2">Chloé Leric &amp; Victor Duvivier</text:span>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Algorithme Génétiq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3">Algorithme Génétiqu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4">Application sur… ?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4">Plan du projet</text:span></text:p>
          </draw:text-box>
        </draw:frame>
        <draw:frame draw:style-name="gr2" draw:text-style-name="P6" draw:layer="layout" svg:width="20.864cm" svg:height="11.289cm" svg:x="3.556cm" svg:y="3.4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6T21:09:44.233168051</meta:creation-date>
    <dc:date>2019-12-16T21:49:05.824978956</dc:date>
    <meta:editing-duration>PT1M1S</meta:editing-duration>
    <meta:editing-cycles>1</meta:editing-cycles>
    <meta:document-statistic meta:object-count="36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65cm" svg:height="11.29cm" xlink:href="." xlink:type="simple" chart:class="chart:bar" chart:style-name="ch1">
        <chart:legend chart:legend-position="end" svg:x="19.21cm" svg:y="5.097cm" style:legend-expansion="high" chart:style-name="ch2"/>
        <chart:plot-area chart:style-name="ch3" chart:data-source-has-labels="both" svg:x="0.417cm" svg:y="0.225cm" svg:width="18.376cm" svg:height="10.84cm">
          <chartooo:coordinate-region svg:x="1.038cm" svg:y="0.425cm" svg:width="17.755cm" svg:height="9.99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or</text:p>
              </table:table-cell>
              <table:table-cell office:value-type="string">
                <text:p>Chloé</text:p>
              </table:table-cell>
            </table:table-row>
          </table:table-header-rows>
          <table:table-rows>
            <table:table-row>
              <table:table-cell office:value-type="string">
                <text:p>OpenGL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énétiqu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se Commu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ppor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